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rmala UI" svg:font-family="'Nirmala UI'" style:font-family-generic="roman" style:font-pitch="variable"/>
    <style:font-face style:name="Nirmala UI1" svg:font-family="'Nirmala U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family-generic="roman" style:font-pitch="variable" style:font-charset="x-symbol"/>
    <style:font-face style:name="Wingdings 21" svg:font-family="'Wingdings 2'" style:font-family-generic="system" style:font-pitch="variable"/>
  </office:font-face-decls>
  <office:automatic-styles>
    <style:style style:name="Tableau1" style:family="table">
      <style:table-properties style:width="4.994cm" fo:margin-left="0.009cm" fo:margin-top="0cm" fo:margin-bottom="0cm" table:align="left" style:writing-mode="lr-tb"/>
    </style:style>
    <style:style style:name="Tableau1.A" style:family="table-column">
      <style:table-column-properties style:column-width="4.994cm"/>
    </style:style>
    <style:style style:name="Tableau1.1" style:family="table-row">
      <style:table-row-properties style:min-row-height="0.572cm"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6.509cm" fo:margin-left="0.009cm" fo:margin-top="0cm" fo:margin-bottom="0cm" table:align="left" style:writing-mode="lr-tb"/>
    </style:style>
    <style:style style:name="Tableau3.A" style:family="table-column">
      <style:table-column-properties style:column-width="6.509cm"/>
    </style:style>
    <style:style style:name="Tableau3.1" style:family="table-row">
      <style:table-row-properties style:min-row-height="0.572cm" fo:keep-together="auto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0.107cm" fo:margin-left="0.009cm" fo:margin-top="0cm" fo:margin-bottom="0cm" table:align="left" style:writing-mode="lr-tb"/>
    </style:style>
    <style:style style:name="Tableau4.A" style:family="table-column">
      <style:table-column-properties style:column-width="10.107cm"/>
    </style:style>
    <style:style style:name="Tableau4.1" style:family="table-row">
      <style:table-row-properties style:min-row-height="0.572cm" fo:keep-together="auto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0.107cm" fo:margin-left="0.009cm" fo:margin-top="0cm" fo:margin-bottom="0cm" table:align="left" style:writing-mode="lr-tb"/>
    </style:style>
    <style:style style:name="Tableau5.A" style:family="table-column">
      <style:table-column-properties style:column-width="10.107cm"/>
    </style:style>
    <style:style style:name="Tableau5.1" style:family="table-row">
      <style:table-row-properties style:min-row-height="0.572cm" fo:keep-together="auto"/>
    </style:style>
    <style:style style:name="Tableau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7" style:family="table">
      <style:table-properties style:width="9.499cm" table:align="left" style:writing-mode="lr-tb"/>
    </style:style>
    <style:style style:name="Tableau7.A" style:family="table-column">
      <style:table-column-properties style:column-width="9.499cm"/>
    </style:style>
    <style:style style:name="Tableau7.A1" style:family="table-cell">
      <style:table-cell-properties fo:padding="0.097cm" fo:border="0.5pt solid #000000"/>
    </style:style>
    <style:style style:name="Tableau7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.999cm" table:align="margins" style:writing-mode="lr-tb"/>
    </style:style>
    <style:style style:name="Tableau2.A" style:family="table-column">
      <style:table-column-properties style:column-width="17.999cm" style:rel-column-width="65535*"/>
    </style:style>
    <style:style style:name="Tableau2.A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17.999cm" table:align="margins" style:writing-mode="lr-tb"/>
    </style:style>
    <style:style style:name="Tableau8.A" style:family="table-column">
      <style:table-column-properties style:column-width="17.999cm" style:rel-column-width="65535*"/>
    </style:style>
    <style:style style:name="Tableau8.A1" style:family="table-cell">
      <style:table-cell-properties fo:padding="0.097cm" fo:border="0.5pt solid #000000"/>
    </style:style>
    <style:style style:name="Tableau8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4.392cm" table:align="left" style:writing-mode="lr-tb"/>
    </style:style>
    <style:style style:name="Tableau6.A" style:family="table-column">
      <style:table-column-properties style:column-width="4.392cm"/>
    </style:style>
    <style:style style:name="Tableau6.A1" style:family="table-cell">
      <style:table-cell-properties fo:padding="0.097cm" fo:border="0.5pt solid #000000"/>
    </style:style>
    <style:style style:name="Tableau6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9" style:family="table">
      <style:table-properties style:width="17.999cm" table:align="margins" style:writing-mode="lr-tb"/>
    </style:style>
    <style:style style:name="Tableau9.A" style:family="table-column">
      <style:table-column-properties style:column-width="17.999cm" style:rel-column-width="65535*"/>
    </style:style>
    <style:style style:name="Tableau9.A1" style:family="table-cell">
      <style:table-cell-properties fo:padding="0.097cm" fo:border="0.5pt solid #000000"/>
    </style:style>
    <style:style style:name="Tableau9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10" style:family="table">
      <style:table-properties style:width="17.999cm" table:align="margins" style:writing-mode="lr-tb"/>
    </style:style>
    <style:style style:name="Tableau10.A" style:family="table-column">
      <style:table-column-properties style:column-width="17.999cm" style:rel-column-width="65535*"/>
    </style:style>
    <style:style style:name="Tableau10.A1" style:family="table-cell">
      <style:table-cell-properties fo:padding="0.097cm" fo:border="0.5pt solid #000000"/>
    </style:style>
    <style:style style:name="Tableau10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11" style:family="table">
      <style:table-properties style:width="17.999cm" table:align="margins" style:writing-mode="lr-tb"/>
    </style:style>
    <style:style style:name="Tableau11.A" style:family="table-column">
      <style:table-column-properties style:column-width="17.999cm" style:rel-column-width="65535*"/>
    </style:style>
    <style:style style:name="Tableau11.A1" style:family="table-cell">
      <style:table-cell-properties fo:padding="0.097cm" fo:border="0.5pt solid #000000"/>
    </style:style>
    <style:style style:name="Tableau1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List_20_Paragraph" style:list-style-name="WWNum1">
      <style:paragraph-properties fo:margin-top="0.106cm" fo:margin-bottom="0cm" style:contextual-spacing="true" fo:line-height="100%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.106cm" fo:margin-bottom="0cm" style:contextual-spacing="false" fo:line-height="100%"/>
    </style:style>
    <style:style style:name="P5" style:family="paragraph" style:parent-style-name="Standard">
      <style:paragraph-properties fo:margin-top="0.106cm" fo:margin-bottom="0cm" style:contextual-spacing="false" fo:line-height="100%"/>
      <style:text-properties officeooo:paragraph-rsid="00016665"/>
    </style:style>
    <style:style style:name="P6" style:family="paragraph" style:parent-style-name="Standard">
      <style:paragraph-properties fo:margin-left="0cm" fo:margin-right="0cm" fo:margin-top="0.106cm" fo:margin-bottom="0cm" style:contextual-spacing="false" fo:line-height="100%" fo:text-indent="0cm" style:auto-text-indent="false"/>
      <style:text-properties officeooo:paragraph-rsid="00016665"/>
    </style:style>
    <style:style style:name="P7" style:family="paragraph" style:parent-style-name="Standard">
      <style:paragraph-properties fo:margin-top="0.106cm" fo:margin-bottom="0cm" style:contextual-spacing="false" fo:line-height="100%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.106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016665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paragraph-properties fo:margin-top="0.106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16665" officeooo:paragraph-rsid="00016665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16665" officeooo:paragraph-rsid="00026d53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26d53" officeooo:paragraph-rsid="00026d53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style:paragraph-properties fo:margin-top="0.106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4ab5c" officeooo:paragraph-rsid="0004ab5c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Standard">
      <style:paragraph-properties fo:margin-top="0.106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6d0ca" officeooo:paragraph-rsid="0006d0ca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</style:style>
    <style:style style:name="P15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officeooo:rsid="0003eaab" officeooo:paragraph-rsid="0003eaab"/>
    </style:style>
    <style:style style:name="P16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officeooo:rsid="0006d0ca" officeooo:paragraph-rsid="0006d0ca"/>
    </style:style>
    <style:style style:name="P17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officeooo:rsid="00073d99" officeooo:paragraph-rsid="00073d99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Nirmala UI" style:font-name-complex="Nirmala UI1"/>
    </style:style>
    <style:style style:name="T4" style:family="text">
      <style:text-properties style:font-name="Segoe UI Symbol" style:font-name-complex="Segoe UI Symbol1"/>
    </style:style>
    <style:style style:name="T5" style:family="text">
      <style:text-properties style:font-name="Wingdings 2" style:font-name-asian="Wingdings 21" style:font-name-complex="Wingdings 21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officeooo:rsid="0006d0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Fiche synthèse BE Graphes</text:span></text:p>
      <text:p text:style-name="P3"/>
      <text:p text:style-name="P4"><text:span text:style-name="T2">Nom(s) et Prénom(s) : </text:span></text:p>
      <text:p text:style-name="P4">ALINOT Killian</text:p>
      <text:p text:style-name="P4">SIRI Baptiste</text:p>
      <text:p text:style-name="P4"><text:span text:style-name="T2">Groupe </text:span>: D</text:p>
      <text:p text:style-name="P4"><text:span text:style-name="T2">Lien git : </text:span><text:a xlink:type="simple" xlink:href="https://github.com/B4pou/BE_Graphes" text:style-name="Internet_20_link" text:visited-style-name="Visited_20_Internet_20_Link"><text:span text:style-name="Internet_20_link">https://github.com/B4pou/BE_Graphes</text:span></text:a></text:p>
      <text:p text:style-name="P7"/>
      <text:p text:style-name="P4"><text:span text:style-name="T2">1/ Premier diagramme de classes</text:span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9">Node</text:p>
          </table:table-cell>
        </table:table-row>
        <table:table-row table:style-name="Tableau1.1">
          <table:table-cell table:style-name="Tableau1.A1" office:value-type="string">
            <text:p text:style-name="P9">Int ID</text:p>
            <text:p text:style-name="P9">Point point</text:p>
            <text:p text:style-name="P9">ArrayList&lt;Arc&gt; successor</text:p>
          </table:table-cell>
        </table:table-row>
        <table:table-row table:style-name="Tableau1.1">
          <table:table-cell table:style-name="Tableau1.A1" office:value-type="string">
            <text:p text:style-name="P9">Int getID()</text:p>
            <text:p text:style-name="P9">List&lt;Arc&gt; getSuccesor()</text:p>
          </table:table-cell>
        </table:table-row>
      </table:table>
      <text:p text:style-name="P4"><text:s/>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0">Path</text:p>
          </table:table-cell>
        </table:table-row>
        <table:table-row>
          <table:table-cell table:style-name="Tableau7.A2" office:value-type="string">
            <text:p text:style-name="P10">Graphe graphe</text:p>
            <text:p text:style-name="P10">Node origin</text:p>
            <text:p text:style-name="P10">List&lt;Arc&gt; arcs</text:p>
          </table:table-cell>
        </table:table-row>
        <table:table-row>
          <table:table-cell table:style-name="Tableau7.A2" office:value-type="string">
            <text:p text:style-name="P11">Path createFastestPathFromNodes(Graph,, List&lt;Nodes&gt;)</text:p>
            <text:p text:style-name="P11">Path createShortestPathFromNodes(Graph,, List&lt;Nodes&gt;)</text:p>
            <text:p text:style-name="P11">Graph getGraph()</text:p>
            <text:p text:style-name="P11">Node getOrigin()</text:p>
            <text:p text:style-name="P11">Node getDestination()</text:p>
            <text:p text:style-name="P11">int size()</text:p>
            <text:p text:style-name="P11">boolean isValid()</text:p>
            <text:p text:style-name="P11">float getLength()</text:p>
            <text:p text:style-name="P11">double getMinimumTravelTime()</text:p>
          </table:table-cell>
        </table:table-row>
      </table:table>
      <text:p text:style-name="P4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1">Graph</text:p>
          </table:table-cell>
        </table:table-row>
        <table:table-row table:style-name="Tableau3.1">
          <table:table-cell table:style-name="Tableau3.A1" office:value-type="string">
            <text:p text:style-name="P11">String mapName</text:p>
            <text:p text:style-name="P11">List&lt;Node&gt; nodes</text:p>
            <text:p text:style-name="P11">GraphStatistics graphStatistics</text:p>
          </table:table-cell>
        </table:table-row>
        <table:table-row table:style-name="Tableau3.1">
          <table:table-cell table:style-name="Tableau3.A1" office:value-type="string">
            <text:p text:style-name="P11">GraphStatistics getGraphInformation()</text:p>
            <text:p text:style-name="P11">int size()</text:p>
            <text:p text:style-name="P11">List&lt;Node&gt; getNodes()</text:p>
            <text:p text:style-name="P11">String getMapName()</text:p>
          </table:table-cell>
        </table:table-row>
      </table:table>
      <text:p text:style-name="P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5">Arc</text:p>
          </table:table-cell>
        </table:table-row>
        <table:table-row>
          <table:table-cell table:style-name="Tableau2.A2" office:value-type="string">
            <text:p text:style-name="P14"/>
          </table:table-cell>
        </table:table-row>
        <table:table-row>
          <table:table-cell table:style-name="Tableau2.A2" office:value-type="string">
            <text:p text:style-name="P15">Node getOrigin()</text:p>
            <text:p text:style-name="P15">Node getDestination()</text:p>
            <text:p text:style-name="P15">float getLength()</text:p>
            <text:p text:style-name="P15">double getMinimumTravelTime()</text:p>
            <text:p text:style-name="P15">RoadInformation getRoadInformation()</text:p>
          </table:table-cell>
        </table:table-row>
      </table:table>
      <text:p text:style-name="P4"/>
      <table:table table:name="Tableau8" table:style-name="Tableau8">
        <table:table-column table:style-name="Tableau8.A"/>
        <text:soft-page-break/>
        <table:table-row>
          <table:table-cell table:style-name="Tableau8.A1" office:value-type="string">
            <text:p text:style-name="P15">RoadInformation</text:p>
          </table:table-cell>
        </table:table-row>
        <table:table-row>
          <table:table-cell table:style-name="Tableau8.A2" office:value-type="string">
            <text:p text:style-name="P15">RoadType type</text:p>
            <text:p text:style-name="P15">AccessRestrictions access</text:p>
            <text:p text:style-name="P15">int maxSpeed</text:p>
          </table:table-cell>
        </table:table-row>
        <table:table-row>
          <table:table-cell table:style-name="Tableau8.A2" office:value-type="string">
            <text:p text:style-name="P15">AccessRestrictions getAccessRestrictions()</text:p>
            <text:p text:style-name="P15">RoadType getType()</text:p>
            <text:p text:style-name="P15">int getMaximumSpeed()</text:p>
          </table:table-cell>
        </table:table-row>
      </table:table>
      <text:p text:style-name="P4"/>
      <text:p text:style-name="P4"><text:span text:style-name="T2">2/ Chemins</text:span></text:p>
      <text:list xml:id="list2324367885" text:style-name="WWNum1">
        <text:list-item>
          <text:p text:style-name="P2">Fonctions implémentées<text:tab/><text:tab/>oui<text:span text:style-name="T3"> </text:span><text:span text:style-name="hgkelc"><text:span text:style-name="T4">☑</text:span></text:span><text:tab/>non <text:span text:style-name="T5"></text:span></text:p>
        </text:list-item>
        <text:list-item>
          <text:p text:style-name="P2">Tests vérifiés<text:tab/><text:tab/><text:tab/><text:tab/>oui <text:span text:style-name="hgkelc"><text:span text:style-name="T4">☑</text:span></text:span><text:tab/>non <text:span text:style-name="T5"></text:span></text:p>
        </text:list-item>
      </text:list>
      <text:p text:style-name="P4"><text:span text:style-name="T2">3/ Tas</text:span></text:p>
      <text:list xml:id="list145656849771140" text:continue-numbering="true" text:style-name="WWNum1">
        <text:list-item>
          <text:p text:style-name="P2">Fonction remove implémentée<text:tab/><text:tab/>oui <text:span text:style-name="hgkelc"><text:span text:style-name="T4">☑</text:span></text:span><text:tab/>non <text:span text:style-name="T5"></text:span></text:p>
        </text:list-item>
        <text:list-item>
          <text:p text:style-name="P2">Tests vérifiés : <text:tab/><text:tab/><text:tab/><text:tab/>oui <text:span text:style-name="hgkelc"><text:span text:style-name="T4">☑</text:span></text:span><text:tab/>non <text:span text:style-name="T5"></text:span></text:p>
        </text:list-item>
      </text:list>
      <text:p text:style-name="P4">Commentaires : </text:p>
      <text:p text:style-name="P4">…………………………………………………………………………………………………………………………………………………………………………………</text:p>
      <text:p text:style-name="P4">…………………………………………………………………………………………………………………………………………………………………………………</text:p>
      <text:p text:style-name="P4">…………………………………………………………………………………………………………………………………………………………………………………</text:p>
      <text:p text:style-name="P4">…………………………………………………………………………………………………………………………………………………………………………………</text:p>
      <text:p text:style-name="P4">…………………………………………………………………………………………………………………………………………………………………………………</text:p>
      <text:p text:style-name="P4"><text:span text:style-name="T2">4/ Deuxième diagramme de classes </text:span></text:p>
      <text:p text:style-name="P5"><text:span text:style-name="T2"/>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2">ArcInspector (interface ArcInspectorFactory)</text:p>
          </table:table-cell>
        </table:table-row>
        <table:table-row table:style-name="Tableau4.1">
          <table:table-cell table:style-name="Tableau4.A1" office:value-type="string">
            <text:p text:style-name="P8"/>
          </table:table-cell>
        </table:table-row>
        <table:table-row table:style-name="Tableau4.1">
          <table:table-cell table:style-name="Tableau4.A1" office:value-type="string">
            <text:p text:style-name="P12">List&lt;ArcInspector&gt; getAllFilters() (dans ArcInspectorFactory)</text:p>
            <text:p text:style-name="P12">boolean isAllowed(Arc)</text:p>
            <text:p text:style-name="P12">double getCost(Arc)</text:p>
            <text:p text:style-name="P12">Mode getMode()</text:p>
          </table:table-cell>
        </table:table-row>
      </table:table>
      <text:p text:style-name="P5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3">AbstractAlgorithm</text:p>
          </table:table-cell>
        </table:table-row>
        <table:table-row table:style-name="Tableau5.1">
          <table:table-cell table:style-name="Tableau5.A1" office:value-type="string">
            <text:p text:style-name="P8">AbstractInputData data</text:p>
          </table:table-cell>
        </table:table-row>
        <table:table-row table:style-name="Tableau5.1">
          <table:table-cell table:style-name="Tableau5.A1" office:value-type="string">
            <text:p text:style-name="P8">AbstractInputData getInputData()</text:p>
            <text:p text:style-name="P8">AbstractSolution doRun()</text:p>
          </table:table-cell>
        </table:table-row>
      </table:table>
      <text:p text:style-name="P6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6">AbstractInputData</text:p>
          </table:table-cell>
        </table:table-row>
        <table:table-row>
          <table:table-cell table:style-name="Tableau6.A2" office:value-type="string">
            <text:p text:style-name="P14">Graph graph</text:p>
            <text:p text:style-name="P14">ArcInspector arcInspector</text:p>
          </table:table-cell>
        </table:table-row>
        <table:table-row>
          <table:table-cell table:style-name="Tableau6.A2" office:value-type="string">
            <text:p text:style-name="P14">Graph getGraph()</text:p>
            <text:p text:style-name="P14">double getCost(Arc<text:span text:style-name="T7">)</text:span></text:p>
            <text:p text:style-name="P14">Mode getMode()</text:p>
            <text:p text:style-name="P14">boolean isAllowed(Arc<text:span text:style-name="T7">)</text:span></text:p>
          </table:table-cell>
        </table:table-row>
      </table:table>
      <text:p text:style-name="P6"/>
      <text:p text:style-name="P6"/>
      <text:p text:style-name="P6"/>
      <table:table table:name="Tableau9" table:style-name="Tableau9">
        <table:table-column table:style-name="Tableau9.A"/>
        <text:soft-page-break/>
        <table:table-row>
          <table:table-cell table:style-name="Tableau9.A1" office:value-type="string">
            <text:p text:style-name="P14">ShortestPathAlgorithm extends AbstractAlgorithm</text:p>
          </table:table-cell>
        </table:table-row>
        <table:table-row>
          <table:table-cell table:style-name="Tableau9.A2" office:value-type="string">
            <text:p text:style-name="P14"/>
          </table:table-cell>
        </table:table-row>
        <table:table-row>
          <table:table-cell table:style-name="Tableau9.A2" office:value-type="string">
            <text:p text:style-name="P14">ShortestPathSolution doRun()</text:p>
            <text:p text:style-name="P14">ShortestPathData getInputData()</text:p>
          </table:table-cell>
        </table:table-row>
      </table:table>
      <text:p text:style-name="P6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4">ShortestPathData extends AbstractInputData</text:p>
          </table:table-cell>
        </table:table-row>
        <table:table-row>
          <table:table-cell table:style-name="Tableau10.A2" office:value-type="string">
            <text:p text:style-name="P14"/>
          </table:table-cell>
        </table:table-row>
        <table:table-row>
          <table:table-cell table:style-name="Tableau10.A2" office:value-type="string">
            <text:p text:style-name="P14">Node getOrigin()</text:p>
            <text:p text:style-name="P14">Node getDestination()</text:p>
          </table:table-cell>
        </table:table-row>
      </table:table>
      <text:p text:style-name="P6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4">DijkstraAlgorithm extends ShortestPathAlgorithm</text:p>
          </table:table-cell>
        </table:table-row>
        <table:table-row>
          <table:table-cell table:style-name="Tableau11.A2" office:value-type="string">
            <text:p text:style-name="P14"/>
          </table:table-cell>
        </table:table-row>
        <table:table-row>
          <table:table-cell table:style-name="Tableau11.A2" office:value-type="string">
            <text:p text:style-name="P14">ShortestPathSolution doRun()</text:p>
            <text:p text:style-name="P14">List&lt;Arc&gt; findPath (Label, Label[])</text:p>
            <text:p text:style-name="P17">Label initLabel(Node, Node, Mode, int)</text:p>
          </table:table-cell>
        </table:table-row>
      </table:table>
      <text:p text:style-name="P6"/>
      <text:p text:style-name="P4"/>
      <text:p text:style-name="P4"><text:span text:style-name="T2">5/ Algorithme de Dijkstra</text:span></text:p>
      <text:list xml:id="list145658046689823" text:continue-numbering="true" text:style-name="WWNum1">
        <text:list-item>
          <text:p text:style-name="P2">Labels implémentés<text:tab/><text:tab/><text:tab/>oui <text:span text:style-name="hgkelc"><text:span text:style-name="T4">☑</text:span></text:span><text:tab/>non <text:span text:style-name="T5"></text:span></text:p>
        </text:list-item>
        <text:list-item>
          <text:p text:style-name="P2">Algorithme implémenté</text:p>
          <text:list>
            <text:list-item>
              <text:p text:style-name="P2">Plus court chemin en distance et en temps<text:tab/><text:tab/>oui <text:span text:style-name="hgkelc"><text:span text:style-name="T4">☑</text:span></text:span><text:tab/>non <text:span text:style-name="T5"></text:span></text:p>
            </text:list-item>
          </text:list>
        </text:list-item>
        <text:list-item>
          <text:p text:style-name="P2">Visualisation du déroulement de l’algorithme : <text:tab/><text:tab/><text:tab/>oui <text:span text:style-name="hgkelc"><text:span text:style-name="T4">☑</text:span></text:span><text:tab/>non <text:span text:style-name="T5"></text:span></text:p>
        </text:list-item>
        <text:list-item>
          <text:p text:style-name="P2">Tests de validité implémentés<text:tab/><text:tab/>oui <text:span text:style-name="hgkelc"><text:span text:style-name="T4">☑</text:span></text:span><text:tab/>non <text:span text:style-name="T5"></text:span><text:tab/><text:tab/>et vérifiés <text:tab/>oui <text:span text:style-name="hgkelc"><text:span text:style-name="T4">☑</text:span></text:span><text:tab/>non <text:span text:style-name="T5"></text:span></text:p>
        </text:list-item>
        <text:list-item>
          <text:p text:style-name="P2">Tests d’optimalité implémentés <text:tab/>oui <text:span text:style-name="hgkelc"><text:span text:style-name="T4">☑</text:span></text:span><text:tab/>non <text:span text:style-name="T5"></text:span><text:tab/><text:tab/>et vérifiés <text:tab/>oui <text:span text:style-name="hgkelc"><text:span text:style-name="T4">☑</text:span></text:span><text:tab/>non <text:span text:style-name="T5"></text:span></text:p>
        </text:list-item>
      </text:list>
      <text:p text:style-name="P4">Commentaires : </text:p>
      <text:p text:style-name="P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4">…………………………………………………………………………………………………………………………………………………………………………………</text:p>
      <text:p text:style-name="P4">…………………………………………………………………………………………………………………………………………………………………………………</text:p>
      <text:p text:style-name="P4">…………………………………………………………………………………………………………………………………………………………………………………</text:p>
      <text:p text:style-name="P4">…………………………………………………………………………………………………………………………………………………………………………………</text:p>
      <text:p text:style-name="P4"><text:span text:style-name="T2">6/ Algorithme AStar</text:span></text:p>
      <text:list xml:id="list145657251766616" text:continue-numbering="true" text:style-name="WWNum1">
        <text:list-item>
          <text:p text:style-name="P2">Labels « Star » implémentés<text:tab/><text:tab/>oui <text:span text:style-name="hgkelc"><text:span text:style-name="T4">☑</text:span></text:span><text:tab/>non <text:span text:style-name="T5"></text:span></text:p>
        </text:list-item>
        <text:list-item>
          <text:p text:style-name="P2">Algorithme implémenté</text:p>
          <text:list>
            <text:list-item>
              <text:p text:style-name="P2">Plus court chemin en distance et en temps<text:tab/><text:tab/>oui <text:span text:style-name="hgkelc"><text:span text:style-name="T4">☑</text:span></text:span><text:tab/>non <text:span text:style-name="T5"></text:span></text:p>
            </text:list-item>
          </text:list>
        </text:list-item>
        <text:list-item>
          <text:p text:style-name="P2">Visualisation du déroulement de l’algorithme : <text:tab/><text:tab/><text:tab/>oui <text:span text:style-name="hgkelc"><text:span text:style-name="T4">☑</text:span></text:span><text:tab/>non <text:span text:style-name="T5"></text:span></text:p>
        </text:list-item>
        <text:list-item>
          <text:p text:style-name="P2">Tests de validité implémentés<text:tab/><text:tab/>oui <text:span text:style-name="hgkelc"><text:span text:style-name="T4">☑</text:span></text:span><text:tab/>non <text:span text:style-name="T5"></text:span><text:tab/><text:tab/>et vérifiés <text:tab/>oui <text:span text:style-name="hgkelc"><text:span text:style-name="T4">☑</text:span></text:span><text:tab/>non <text:span text:style-name="T5"></text:span></text:p>
        </text:list-item>
        <text:list-item>
          <text:p text:style-name="P2">Tests d’optimalité implémentés <text:tab/>oui <text:span text:style-name="hgkelc"><text:span text:style-name="T4">☑</text:span></text:span><text:tab/>non <text:span text:style-name="T5"></text:span><text:tab/><text:tab/>et vérifiés <text:tab/>oui <text:span text:style-name="hgkelc"><text:span text:style-name="T4">☑</text:span></text:span><text:tab/>non <text:span text:style-name="T5"></text:span></text:p>
        </text:list-item>
      </text:list>
      <text:p text:style-name="P4">Commentaires : </text:p>
      <text:p text:style-name="P4">…………………………………………………………………………………………………………………………………………………………………………………</text:p>
      <text:p text:style-name="P4">…………………………………………………………………………………………………………………………………………………………………………………</text:p>
      <text:p text:style-name="P4">…………………………………………………………………………………………………………………………………………………………………………………</text:p>
      <text:p text:style-name="P4">…………………………………………………………………………………………………………………………………………………………………………………</text:p>
      <text:p text:style-name="P4">…………………………………………………………………………………………………………………………………………………………………………………</text:p>
      <text:p text:style-name="P4">……………………………………………………………………………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rmala UI" svg:font-family="'Nirmala UI'" style:font-family-generic="roman" style:font-pitch="variable"/>
    <style:font-face style:name="Nirmala UI1" svg:font-family="'Nirmala U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family-generic="roman" style:font-pitch="variable" style:font-charset="x-symbol"/>
    <style:font-face style:name="Wingdings 21" svg:font-family="'Wingdings 2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gkelc" style:family="text" style:parent-style-name="Default_20_Paragraph_20_Fon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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501cm" fo:margin-bottom="1.25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text:select-page="current">3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e-José Huguet</meta:initial-creator>
    <meta:editing-cycles>5</meta:editing-cycles>
    <meta:creation-date>2023-05-01T13:18:00</meta:creation-date>
    <dc:date>2024-05-22T14:56:55.810530574</dc:date>
    <meta:editing-duration>PT7H51M</meta:editing-duration>
    <meta:generator>LibreOffice/7.3.7.2$Linux_X86_64 LibreOffice_project/30$Build-2</meta:generator>
    <meta:document-statistic meta:table-count="11" meta:image-count="0" meta:object-count="0" meta:page-count="3" meta:paragraph-count="115" meta:word-count="360" meta:character-count="3695" meta:non-whitespace-character-count="3427"/>
    <meta:user-defined meta:name="AppVersion">16.0000</meta:user-defined>
    <meta:user-defined meta:name="Company">LAAS-CNRS</meta:user-defined>
    <meta:template xlink:type="simple" xlink:actuate="onRequest" xlink:title="Normal" xlink:href=""/>
  </office:meta>
</office:document-meta>
</file>